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71cm"/>
    </style:style>
    <style:style style:name="gr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2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 style:protect="position size"/>
    </style:style>
    <style:style style:name="gr2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514cm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7.63cm" svg:y1="1.915cm" svg:x2="10.591cm" svg:y2="9.362cm" draw:start-shape="id1" draw:start-glue-point="8" draw:end-shape="id2" draw:end-glue-point="4" svg:d="M7630 1915l2961 7447" svg:viewBox="0 0 2962 7448">
          <text:p/>
        </draw:connector>
        <draw:connector draw:style-name="gr2" draw:text-style-name="P1" draw:layer="layout" draw:type="line" svg:x1="19.631cm" svg:y1="12.339cm" svg:x2="19.631cm" svg:y2="9.812cm" draw:start-shape="id3" draw:start-glue-point="8" svg:d="M19631 12339v-2527" svg:viewBox="0 0 1 2528">
          <text:p/>
        </draw:connector>
        <draw:connector draw:style-name="gr2" draw:text-style-name="P1" draw:layer="layout" draw:type="line" svg:x1="19.631cm" svg:y1="14.446cm" svg:x2="19.631cm" svg:y2="17.891cm" draw:start-shape="id4" draw:start-glue-point="8" draw:end-shape="id5" draw:end-glue-point="0" svg:d="M19631 14446v3445" svg:viewBox="0 0 1 3446">
          <text:p/>
        </draw:connector>
        <draw:frame draw:style-name="gr3" draw:text-style-name="P3" draw:layer="layout" svg:width="6.471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8-04-18">Apr 18, 2018</text:date></text:span><text:span text:style-name="T1"> - micemn.net</text:span></text:p>
          </draw:text-box>
        </draw:frame>
        <draw:custom-shape draw:style-name="gr4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</text:span><text:span text:style-name="T2">module w/ 4 SFP </text:span><text:span text:style-name="T2">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7.054cm" svg:y1="9.688cm" svg:x2="17.031cm" svg:y2="15.367cm" draw:end-shape="id6" draw:end-glue-point="0" svg:d="M17054 9688l-23 5679" svg:viewBox="0 0 24 5680">
          <text:p/>
        </draw:connector>
        <draw:connector draw:style-name="gr6" draw:text-style-name="P1" draw:layer="layout" draw:type="line" svg:x1="11.115cm" svg:y1="16.114cm" svg:x2="14.075cm" svg:y2="16.114cm" svg:d="M11115 16114h2960" svg:viewBox="0 0 2961 1">
          <text:p/>
        </draw:connector>
        <draw:connector draw:style-name="gr6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6" draw:layer="layout" svg:width="3.101cm" svg:height="1.039cm" svg:x="11.022cm" svg:y="16.08cm">
          <draw:text-box>
            <text:p text:style-name="P4"><text:span text:style-name="T2">J</text:span><text:span text:style-name="T2">u</text:span><text:span text:style-name="T2">n</text:span><text:span text:style-name="T2">i</text:span><text:span text:style-name="T2">p</text:span><text:span text:style-name="T2">e</text:span><text:span text:style-name="T2">r </text:span><text:span text:style-name="T2">S</text:span><text:span text:style-name="T2">t</text:span><text:span text:style-name="T2">a</text:span><text:span text:style-name="T2">c</text:span><text:span text:style-name="T2">k</text:span><text:span text:style-name="T2">i</text:span><text:span text:style-name="T2">n</text:span><text:span text:style-name="T2">g</text:span></text:p>
            <text:p text:style-name="P4"><text:span text:style-name="T2">C</text:span><text:span text:style-name="T2">a</text:span><text:span text:style-name="T2">b</text:span><text:span text:style-name="T2">l</text:span><text:span text:style-name="T2">e</text:span><text:span text:style-name="T2">s</text:span></text:p>
          </draw:text-box>
        </draw:frame>
        <draw:custom-shape draw:style-name="gr8" draw:text-style-name="P5" xml:id="id3" draw:id="id3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8" draw:text-style-name="P5" xml:id="id4" draw:id="id4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6" draw:text-style-name="P1" draw:layer="layout" draw:type="line" svg:x1="8.591cm" svg:y1="9.362cm" svg:x2="3.43cm" svg:y2="1.915cm" draw:start-shape="id7" draw:start-glue-point="4" draw:end-shape="id8" draw:end-glue-point="8" svg:d="M8591 9362l-5161-7447" svg:viewBox="0 0 5162 7448">
          <text:p/>
        </draw:connector>
        <draw:connector draw:style-name="gr10" draw:text-style-name="P1" draw:layer="layout" draw:type="line" svg:x1="11.83cm" svg:y1="1.915cm" svg:x2="12.591cm" svg:y2="9.362cm" draw:start-shape="id9" draw:start-glue-point="8" draw:end-shape="id10" draw:end-glue-point="4" svg:d="M11830 1915l761 7447" svg:viewBox="0 0 762 7448">
          <text:p/>
        </draw:connector>
        <draw:custom-shape draw:style-name="gr11" draw:text-style-name="P4" xml:id="id9" draw:id="id9" draw:layer="layout" svg:width="0.635cm" svg:height="0.381cm" svg:x="11.5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" draw:id="id1" draw:layer="layout" svg:width="0.635cm" svg:height="0.381cm" svg:x="7.3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0.635cm" svg:height="0.381cm" svg:x="3.1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89cm" svg:height="0.381cm" svg:x="8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658cm" svg:height="0.963cm" svg:x="8.936cm" svg:y="8.066cm">
          <draw:text-box>
            <text:p text:style-name="P4"><text:span text:style-name="T3">E</text:span><text:span text:style-name="T3">4</text:span><text:span text:style-name="T3">/</text:span><text:span text:style-name="T3">4</text:span><text:span text:style-name="T3">8</text:span></text:p>
            <text:p text:style-name="P4"><text:span text:style-name="T3">E</text:span><text:span text:style-name="T3">5</text:span><text:span text:style-name="T3">/</text:span><text:span text:style-name="T3">4</text:span><text:span text:style-name="T3">8</text:span></text:p>
          </draw:text-box>
        </draw:frame>
        <draw:frame draw:style-name="gr14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5" draw:text-style-name="P6" draw:layer="layout" svg:width="1.069cm" svg:height="0.607cm" svg:x="9.501cm" svg:y="5.941cm">
          <draw:text-box>
            <text:p text:style-name="P4"><text:span text:style-name="T3">Po9</text:span></text:p>
          </draw:text-box>
        </draw:frame>
        <draw:frame draw:style-name="gr16" draw:text-style-name="P6" draw:layer="layout" svg:width="1.675cm" svg:height="0.607cm" svg:x="19.467cm" svg:y="10.119cm">
          <draw:text-box>
            <text:p text:style-name="P4"><text:span text:style-name="T3">E4/1</text:span></text:p>
          </draw:text-box>
        </draw:frame>
        <draw:frame draw:style-name="gr17" draw:text-style-name="P6" draw:layer="layout" svg:width="1.852cm" svg:height="0.607cm" svg:x="19.466cm" svg:y="14.818cm">
          <draw:text-box>
            <text:p text:style-name="P4"><text:span text:style-name="T3">ge-0/0/1</text:span></text:p>
          </draw:text-box>
        </draw:frame>
        <draw:frame draw:style-name="gr18" draw:text-style-name="P6" draw:layer="layout" svg:width="1.247cm" svg:height="0.607cm" svg:x="15.843cm" svg:y="12.185cm">
          <draw:text-box>
            <text:p text:style-name="P4"><text:span text:style-name="T3">Po11</text:span></text:p>
          </draw:text-box>
        </draw:frame>
        <draw:frame draw:style-name="gr19" draw:text-style-name="P6" draw:layer="layout" svg:width="1.035cm" svg:height="0.607cm" svg:x="16.02cm" svg:y="12.985cm">
          <draw:text-box>
            <text:p text:style-name="P4"><text:span text:style-name="T3">ae0</text:span></text:p>
          </draw:text-box>
        </draw:frame>
        <draw:frame draw:style-name="gr20" draw:text-style-name="P8" draw:layer="layout" svg:width="1.836cm" svg:height="0.963cm" svg:x="15.7cm" svg:y="10.119cm">
          <draw:text-box>
            <text:p text:style-name="P7"><text:span text:style-name="T3">E4/47</text:span></text:p>
            <text:p text:style-name="P7"><text:span text:style-name="T3">E5/47</text:span></text:p>
          </draw:text-box>
        </draw:frame>
        <draw:frame draw:style-name="gr13" draw:text-style-name="P6" draw:layer="layout" svg:width="1.658cm" svg:height="0.963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1" draw:text-style-name="P5" xml:id="id5" draw:id="id5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2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3" draw:text-style-name="P6" draw:layer="layout" svg:width="3.855cm" svg:height="0.645cm" svg:x="0.936cm" svg:y="9.23cm">
          <draw:text-box>
            <text:p text:style-name="P4"><text:span text:style-name="T2">core</text:span><text:span text:style-name="T2">-</text:span><text:span text:style-name="T2">sw0.</text:span><text:span text:style-name="T2">mic</text:span><text:span text:style-name="T2">emn</text:span><text:span text:style-name="T2">.net</text:span></text:p>
          </draw:text-box>
        </draw:frame>
        <draw:frame draw:style-name="gr23" draw:text-style-name="P6" draw:layer="layout" svg:width="3.855cm" svg:height="0.645cm" svg:x="0.937cm" svg:y="15.692cm">
          <draw:text-box>
            <text:p text:style-name="P4"><text:span text:style-name="T2">core-</text:span><text:span text:style-name="T2">sw2.</text:span><text:span text:style-name="T2">mice</text:span><text:span text:style-name="T2">mn.n</text:span><text:span text:style-name="T2">et</text:span></text:p>
          </draw:text-box>
        </draw:frame>
        <draw:connector draw:style-name="gr6" draw:text-style-name="P1" draw:layer="layout" draw:type="line" svg:x1="14.591cm" svg:y1="9.362cm" svg:x2="16.03cm" svg:y2="1.915cm" draw:start-shape="id11" draw:start-glue-point="4" draw:end-shape="id12" draw:end-glue-point="8" svg:d="M14591 9362l1439-7447" svg:viewBox="0 0 1440 7448">
          <text:p/>
        </draw:connector>
        <draw:custom-shape draw:style-name="gr11" draw:text-style-name="P4" xml:id="id12" draw:id="id12" draw:layer="layout" svg:width="0.635cm" svg:height="0.381cm" svg:x="15.7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6" draw:id="id6" draw:layer="layout" svg:width="5.913cm" svg:height="1.295cm" svg:x="14.075cm" svg:y="15.367cm">
          <text:p text:style-name="P4"><text:span text:style-name="T2">Jun</text:span><text:span text:style-name="T2">iper </text:span><text:span text:style-name="T2">EX</text:span><text:span text:style-name="T2">420</text:span><text:span text:style-name="T2">0</text:span></text:p>
          <text:p text:style-name="P4"><text:span text:style-name="T2">24 </text:span><text:span text:style-name="T2">1G </text:span><text:span text:style-name="T2">cop</text:span><text:span text:style-name="T2">per </text:span><text:span text:style-name="T2">port</text:span><text:span text:style-name="T2">s</text:span></text:p>
          <text:p text:style-name="P4"><text:span text:style-name="T2">+ </text:span><text:span text:style-name="T2">exp</text:span><text:span text:style-name="T2">ans</text:span><text:span text:style-name="T2">ion </text:span><text:span text:style-name="T2">mo</text:span><text:span text:style-name="T2">dul</text:span><text:span text:style-name="T2">e </text:span><text:span text:style-name="T2">w/ </text:span><text:span text:style-name="T2">2 </text:span><text:span text:style-name="T2">SF</text:span><text:span text:style-name="T2">P+ </text:span><text:span text:style-name="T2">port</text:span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247cm" svg:height="0.607cm" svg:x="15.092cm" svg:y="5.987cm">
          <draw:text-box>
            <text:p text:style-name="P4"><text:span text:style-name="T3">Po15</text:span></text:p>
          </draw:text-box>
        </draw:frame>
        <draw:custom-shape draw:style-name="gr12" draw:text-style-name="P1" draw:layer="layout" svg:width="1.089cm" svg:height="0.381cm" svg:x="11.7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247cm" svg:height="0.607cm" svg:x="12.402cm" svg:y="5.942cm">
          <draw:text-box>
            <text:p text:style-name="P4"><text:span text:style-name="T3">Po22</text:span></text:p>
          </draw:text-box>
        </draw:frame>
        <draw:custom-shape draw:style-name="gr12" draw:text-style-name="P1" draw:layer="layout" svg:width="1.089cm" svg:height="0.381cm" svg:x="14.702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3" draw:id="id13" draw:layer="layout" svg:width="0.635cm" svg:height="0.381cm" svg:x="19.9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0.635cm" svg:height="0.381cm" svg:x="14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4" draw:id="id1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0" draw:id="id10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" draw:id="id2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7" draw:id="id7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7.854cm" svg:y1="1.86cm" svg:x2="10.815cm" svg:y2="9.417cm" draw:start-shape="id1" draw:start-glue-point="9" draw:end-shape="id2" draw:end-glue-point="11" svg:d="M7854 1860l2961 7557" svg:viewBox="0 0 2962 7558">
          <text:p/>
        </draw:connector>
        <draw:connector draw:style-name="gr10" draw:text-style-name="P1" draw:layer="layout" draw:type="line" svg:x1="20.23cm" svg:y1="1.915cm" svg:x2="16.591cm" svg:y2="9.362cm" draw:start-shape="id13" draw:start-glue-point="8" draw:end-shape="id14" draw:end-glue-point="4" svg:d="M20230 1915l-3639 7447" svg:viewBox="0 0 3640 7448">
          <text:p/>
        </draw:connector>
        <draw:custom-shape draw:style-name="gr12" draw:text-style-name="P1" draw:layer="layout" svg:width="1.089cm" svg:height="0.381cm" svg:x="17.754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18.289cm" svg:y="5.943cm">
          <draw:text-box>
            <text:p text:style-name="P4"><text:span text:style-name="T3">Po18</text:span></text:p>
          </draw:text-box>
        </draw:frame>
        <draw:connector draw:style-name="gr10" draw:text-style-name="P1" draw:layer="layout" draw:type="line" svg:x1="20.005cm" svg:y1="1.86cm" svg:x2="16.366cm" svg:y2="9.417cm" draw:start-shape="id13" draw:start-glue-point="7" draw:end-shape="id14" draw:end-glue-point="5" svg:d="M20005 1860l-3639 7557" svg:viewBox="0 0 3640 7558">
          <text:p/>
        </draw:connector>
        <draw:connector draw:style-name="gr10" draw:text-style-name="P1" draw:layer="layout" draw:type="line" svg:x1="20.454cm" svg:y1="1.86cm" svg:x2="16.815cm" svg:y2="9.417cm" draw:start-shape="id13" draw:start-glue-point="9" draw:end-shape="id14" draw:end-glue-point="11" svg:d="M20454 1860l-3639 7557" svg:viewBox="0 0 3640 7558">
          <text:p/>
        </draw:connector>
        <draw:frame draw:style-name="gr14" draw:text-style-name="P6" draw:layer="layout" svg:width="1.836cm" svg:height="0.607cm" svg:x="13.499cm" svg:y="8.37cm">
          <draw:text-box>
            <text:p text:style-name="P4"><text:span text:style-name="T3">E3/</text:span><text:span text:style-name="T3">6/1</text:span></text:p>
          </draw:text-box>
        </draw:frame>
        <draw:custom-shape draw:style-name="gr25" draw:text-style-name="P5" draw:layer="layout" svg:width="4.064cm" svg:height="1.295cm" svg:x="5.597cm" svg:y="1.305cm">
          <text:p text:style-name="P4"><text:span text:style-name="T2">Neutral Path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4.064cm" svg:height="1.295cm" svg:x="1.397cm" svg:y="1.305cm">
          <text:p text:style-name="P4"><text:span text:style-name="T2">Ma</text:span><text:span text:style-name="T2">nk</text:span><text:span text:style-name="T2">ato </text:span><text:span text:style-name="T2">Ne</text:span><text:span text:style-name="T2">tw</text:span><text:span text:style-name="T2">ork</text:span><text:span text:style-name="T2">s</text:span></text:p>
          <text:p text:style-name="P4"><text:span text:style-name="T2">Re</text:span><text:span text:style-name="T2">mo</text:span><text:span text:style-name="T2">te </text:span><text:span text:style-name="T2">Sw</text:span><text:span text:style-name="T2">itc</text:span><text:span text:style-name="T2">h</text:span></text:p>
          <text:p text:style-name="P4"><text:span text:style-name="T2">Ju</text:span><text:span text:style-name="T2">nip</text:span><text:span text:style-name="T2">er </text:span><text:span text:style-name="T2">EX</text:span><text:span text:style-name="T2">33</text:span><text:span text:style-name="T2">00-</text:span><text:span text:style-name="T2">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4.064cm" svg:height="1.295cm" svg:x="13.997cm" svg:y="1.305cm">
          <text:p text:style-name="P4"><text:span text:style-name="T2">M</text:span><text:span text:style-name="T2">N </text:span><text:span text:style-name="T2">VoI</text:span><text:span text:style-name="T2">P</text:span></text:p>
          <text:p text:style-name="P4"><text:span text:style-name="T2">Re</text:span><text:span text:style-name="T2">mo</text:span><text:span text:style-name="T2">te </text:span><text:span text:style-name="T2">Sw</text:span><text:span text:style-name="T2">itc</text:span><text:span text:style-name="T2">h</text:span></text:p>
          <text:p text:style-name="P4"><text:span text:style-name="T2">Ari</text:span><text:span text:style-name="T2">sta </text:span><text:span text:style-name="T2">70</text:span><text:span text:style-name="T2">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4.064cm" svg:height="1.295cm" svg:x="9.797cm" svg:y="1.305cm">
          <text:p text:style-name="P4"><text:span text:style-name="T2">CNS</text:span></text:p>
          <text:p text:style-name="P4"><text:span text:style-name="T2">Remote Switch</text:span></text:p>
          <text:p text:style-name="P4"><text:span text:style-name="T2">C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4.064cm" svg:height="1.295cm" svg:x="18.197cm" svg:y="1.305cm">
          <text:p text:style-name="P4"><text:span text:style-name="T2">Northern Lights GigaPop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8" draw:layer="layout" svg:width="2.014cm" svg:height="1.319cm" svg:x="15.49cm" svg:y="7.711cm">
          <draw:text-box>
            <text:p text:style-name="P7"><text:span text:style-name="T3">E4/11</text:span></text:p>
            <text:p text:style-name="P7"><text:span text:style-name="T3">E4/12</text:span></text:p>
            <text:p text:style-name="P7"><text:span text:style-name="T3">E5/28</text:span></text:p>
          </draw:text-box>
        </draw:frame>
        <draw:custom-shape draw:style-name="gr12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247cm" svg:height="0.607cm" svg:x="15.293cm" svg:y="5.188cm">
          <draw:text-box>
            <text:p text:style-name="P4"><text:span text:style-name="T3">Po1</text:span></text:p>
          </draw:text-box>
        </draw:frame>
        <draw:frame draw:style-name="gr14" draw:text-style-name="P6" draw:layer="layout" svg:width="1.836cm" svg:height="0.607cm" svg:x="14.689cm" svg:y="2.552cm">
          <draw:text-box>
            <text:p text:style-name="P4"><text:span text:style-name="T3">E49/1</text:span></text:p>
          </draw:text-box>
        </draw:frame>
        <draw:frame draw:style-name="gr14" draw:text-style-name="P6" draw:layer="layout" svg:width="1.836cm" svg:height="0.607cm" svg:x="11.299cm" svg:y="8.371cm">
          <draw:text-box>
            <text:p text:style-name="P4"><text:span text:style-name="T3">E3/7/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8-04-18T21:18:43.245062345</dc:date>
    <meta:editing-duration>PT4H11M35S</meta:editing-duration>
    <meta:editing-cycles>126</meta:editing-cycles>
    <meta:generator>LibreOffice/5.1.6.2$Linux_X86_64 LibreOffice_project/10m0$Build-2</meta:generator>
    <meta:document-statistic meta:object-count="64"/>
  </office:meta>
</office:document-meta>
</file>